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76.52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duct Backlog – Ruzzle</text:p>
          </table:table-cell>
          <table:table-cell table:style-name="ce1"/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Estimated Effor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figurazione e Bootrap del progetto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figurazione standard per lo sviluppo (Agile)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zione e Utilizzo del board del gioco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zione dell’interfaccia grafica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struzione ed utilizzo del dizionario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plementazione delle regole di base 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plementazione del sistema di punteggio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eazione e gestione utenti con classifica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 style:data-style-name="N2" text:time-value="09:10:43.27186260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09:41.550914738</meta:creation-date>
    <dc:date>2019-02-01T11:08:26.971522884</dc:date>
    <meta:editing-duration>PT14M29S</meta:editing-duration>
    <meta:editing-cycles>3</meta:editing-cycles>
    <meta:generator>LibreOffice/5.1.6.2$Linux_X86_64 LibreOffice_project/10m0$Build-2</meta:generator>
    <meta:document-statistic meta:table-count="1" meta:cell-count="28" meta:object-count="0"/>
  </office:meta>
</office:document-meta>
</file>